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r1" style:family="presentation" style:parent-style-name="標準-title">
      <style:graphic-properties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subtitle">
      <style:graphic-properties draw:fill-color="#ffffff" fo:min-height="13.61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draw:auto-grow-height="true" fo:min-height="3.507cm"/>
    </style:style>
    <style:style style:name="P1" style:family="paragraph">
      <style:text-properties style:font-size-asian="32pt"/>
    </style:style>
    <style:style style:name="P2" style:family="paragraph">
      <style:text-properties style:font-size-asian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style:font-size-asian="32pt"/>
    </style:style>
    <style:style style:name="P5" style:family="paragraph">
      <style:paragraph-properties fo:text-align="start"/>
      <style:text-properties style:font-size-asian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0000" style:text-line-through-style="solid"/>
    </style:style>
    <style:style style:name="T2" style:family="text">
      <style:text-properties style:font-size-asian="32pt"/>
    </style:style>
    <style:style style:name="T3" style:family="text">
      <style:text-properties fo:font-size="32pt" style:font-size-asian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詰Git</text:p>
          </draw:text-box>
        </draw:frame>
        <draw:frame presentation:style-name="pr2" draw:layer="layout" svg:width="25.199cm" svg:height="13.609cm" svg:x="1.5cm" svg:y="5cm" presentation:class="subtitle" presentation:user-transformed="true">
          <draw:text-box>
            <text:p><text:span text:style-name="T1">Ruby</text:span><text:span text:style-name="T1">札幌</text:span>/Nobuhiro Iwamatsu</text:p>
            <text:p>iwamatsu@nigauri.or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詰Git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<text:span text:style-name="T2">詰</text:span><text:span text:style-name="T2">Git</text:span><text:span text:style-name="T2">とは、日本詰</text:span><text:span text:style-name="T2">Git</text:span><text:span text:style-name="T2">協会（会長</text:span><text:span text:style-name="T2">:</text:span><text:span text:style-name="T2">島田浩二（仮名</text:span><text:span text:style-name="T2">)/</text:span><text:span text:style-name="T2">永世名人</text:span><text:span text:style-name="T2">)</text:span><text:span text:style-name="T2">が提案した、最短の手で</text:span><text:span text:style-name="T2">Git</text:span><text:span text:style-name="T2">のリポジトリ状態を戻すゲームである。（たぶん。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例題１</text:p>
          </draw:text-box>
        </draw:frame>
        <draw:frame presentation:style-name="pr2" draw:text-style-name="P4" draw:layer="layout" svg:width="25.199cm" svg:height="13.609cm" svg:x="1.301cm" svg:y="4.891cm" presentation:class="subtitle" presentation:user-transformed="true">
          <draw:text-box>
            <text:p text:style-name="P3"><text:span text:style-name="T3">・</text:span><text:span text:style-name="T4">ブランチ </text:span><text:span text:style-name="T4">test </text:span><text:span text:style-name="T4">を作り、作ったブランチをチェックアウトせよ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例題１</text:p>
          </draw:text-box>
        </draw:frame>
        <draw:frame presentation:style-name="pr2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3">・解 ２手</text:span></text:p>
            <text:p text:style-name="P3"><text:span text:style-name="T3"><text:line-break/></text:span><text:span text:style-name="T3">$ git brach test</text:span></text:p>
            <text:p text:style-name="P3"><text:span text:style-name="T3">$ git checkout te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例題１</text:p>
          </draw:text-box>
        </draw:frame>
        <draw:frame presentation:style-name="pr2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3">・模範解答 </text:span><text:span text:style-name="T3">1</text:span><text:span text:style-name="T3">手</text:span></text:p>
            <text:p text:style-name="P3"><text:span text:style-name="T3"><text:line-break/></text:span><text:span text:style-name="T3">$ git checkout -b te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問題２</text:p>
          </draw:text-box>
        </draw:frame>
        <draw:frame presentation:style-name="pr2" draw:text-style-name="P1" draw:layer="layout" svg:width="25.199cm" svg:height="13.609cm" svg:x="1.301cm" svg:y="4.891cm" presentation:class="subtitle" presentation:user-transformed="true">
          <draw:text-box>
            <text:p><text:span text:style-name="T2">・</text:span><text:span text:style-name="T2">git pull </text:span><text:span text:style-name="T2">したら失敗しました。</text:span></text:p>
            <text:p><text:span text:style-name="T2">リモートリポジトリの</text:span><text:span text:style-name="T2">master</text:span><text:span text:style-name="T2">と同じ状態に戻せ。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問題３</text:p>
          </draw:text-box>
        </draw:frame>
        <draw:frame presentation:style-name="pr2" draw:text-style-name="P5" draw:layer="layout" svg:width="25.199cm" svg:height="13.609cm" svg:x="1.301cm" svg:y="4.891cm" presentation:class="subtitle" presentation:user-transformed="true">
          <draw:text-box>
            <text:p text:style-name="P3"><text:span text:style-name="T2">・あるコミットをチェクアウトしているブランチに取り込め。</text:span><text:span text:style-name="T2"><text:line-break/></text:span><text:span text:style-name="T2"/></text:p>
            <text:p text:style-name="P3"><text:span text:style-name="T4">commit 3057c6be5efda781a72ca04432e0a4ed6e670030</text:span></text:p>
            <text:p text:style-name="P3"><text:span text:style-name="T4">Author: Kim Phillips &lt;kim.phillips@freescale.com&gt;</text:span></text:p>
            <text:p text:style-name="P3"><text:span text:style-name="T4">Date: <text:s text:c="2"/>Fri Apr 23 12:20:11 2010 -0500</text:span></text:p>
            <text:p text:style-name="P3"><text:span text:style-name="T4"/></text:p>
            <text:p text:style-name="P3"><text:span text:style-name="T4"><text:s text:c="4"/></text:span><text:span text:style-name="T4">fdt_support: add entry for sec3.1 and fix sec3.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問題４</text:p>
          </draw:text-box>
        </draw:frame>
        <draw:frame presentation:style-name="pr2" draw:text-style-name="P4" draw:layer="layout" svg:width="25.199cm" svg:height="13.609cm" svg:x="1.301cm" svg:y="4.891cm" presentation:class="subtitle" presentation:user-transformed="true">
          <draw:text-box>
            <text:p text:style-name="P3"><text:span text:style-name="T3">・ワーキングコピーの修正を</text:span><text:span text:style-name="T3">HEAD</text:span><text:span text:style-name="T3">に取り込め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問題５</text:p>
          </draw:text-box>
        </draw:frame>
        <draw:frame presentation:style-name="pr2" draw:text-style-name="P4" draw:layer="layout" svg:width="25.199cm" svg:height="13.609cm" svg:x="1.301cm" svg:y="4.891cm" presentation:class="subtitle" presentation:user-transformed="true">
          <draw:text-box>
            <text:p text:style-name="P3"><text:span text:style-name="T3">・ファイルにある特定の</text:span><text:span text:style-name="T3">Hunk</text:span><text:span text:style-name="T3">のみをコミットせよ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問題６</text:p>
          </draw:text-box>
        </draw:frame>
        <draw:frame presentation:style-name="pr4" draw:layer="layout" svg:width="25.199cm" svg:height="13.61cm" svg:x="1.4cm" svg:y="5.039cm" presentation:class="subtitle">
          <draw:text-box>
            <text:p>コミットB, コミットC, コミットD(HEAD) </text:p>
            <text:p>がコミットされている。</text:p>
            <text:p>コミットBとコミットCをマージしたコミットXを作成し、その後にコミットDを作成せよ。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問題６</text:p>
          </draw:text-box>
        </draw:frame>
        <draw:custom-shape draw:style-name="gr2" draw:text-style-name="P7" draw:id="id1" draw:layer="layout" svg:width="2.25cm" svg:height="2.314cm" svg:x="4cm" svg:y="5.03cm">
          <text:p text:style-name="P6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2" draw:layer="layout" svg:width="2.25cm" svg:height="2.313cm" svg:x="7.992cm" svg:y="5.001cm">
          <text:p text:style-name="P6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3" draw:layer="layout" svg:width="2.25cm" svg:height="2.314cm" svg:x="11.5cm" svg:y="5.03cm">
          <text:p text:style-name="P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4" draw:layer="layout" svg:width="2.25cm" svg:height="2.314cm" svg:x="15.25cm" svg:y="5.03cm">
          <text:p text:style-name="P6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6.25cm" svg:y1="6.187cm" svg:x2="7.992cm" svg:y2="6.158cm" draw:start-shape="id1" draw:start-glue-point="10" draw:end-shape="id2" draw:end-glue-point="6" svg:d="m6250 6187 1742-29">
          <text:p/>
        </draw:connector>
        <draw:connector draw:style-name="gr3" draw:text-style-name="P6" draw:layer="layout" draw:type="line" svg:x1="10.242cm" svg:y1="6.158cm" svg:x2="11.5cm" svg:y2="6.187cm" draw:start-shape="id2" draw:start-glue-point="10" draw:end-shape="id3" draw:end-glue-point="6" svg:d="m10242 6158 1258 29">
          <text:p/>
        </draw:connector>
        <draw:connector draw:style-name="gr3" draw:text-style-name="P6" draw:layer="layout" draw:type="line" svg:x1="13.75cm" svg:y1="6.187cm" svg:x2="15.25cm" svg:y2="6.187cm" draw:start-shape="id3" draw:start-glue-point="10" draw:end-shape="id4" draw:end-glue-point="6" svg:d="m13750 6187h1500">
          <text:p/>
        </draw:connector>
        <draw:custom-shape draw:style-name="gr2" draw:text-style-name="P7" draw:id="id5" draw:layer="layout" svg:width="2.25cm" svg:height="2.313cm" svg:x="4cm" svg:y="12.589cm">
          <text:p text:style-name="P6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id="id6" draw:layer="layout" svg:width="2.25cm" svg:height="2.314cm" svg:x="7.992cm" svg:y="12.559cm">
          <text:p text:style-name="P6"><text:span text:style-name="T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6.25cm" svg:y1="13.746cm" svg:x2="7.992cm" svg:y2="13.716cm" draw:start-shape="id5" draw:start-glue-point="10" draw:end-shape="id6" draw:end-glue-point="6" svg:d="m6250 13746 1742-30">
          <text:p/>
        </draw:connector>
        <draw:connector draw:style-name="gr3" draw:text-style-name="P6" draw:layer="layout" draw:type="line" svg:x1="10.242cm" svg:y1="13.716cm" svg:x2="15.4cm" svg:y2="13.746cm" draw:start-shape="id6" draw:start-glue-point="10" svg:d="m10242 13716 5158 30">
          <text:p/>
        </draw:connector>
        <draw:custom-shape draw:style-name="gr4" draw:text-style-name="P6" draw:layer="layout" svg:width="3.75cm" svg:height="3.084cm" svg:x="13.75cm" svg:y="8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7" draw:layer="layout" svg:width="2.25cm" svg:height="2.314cm" svg:x="15.492cm" svg:y="12.559cm">
          <text:p text:style-name="P6"><text:span text:style-name="T4">D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9.117cm" svg:y1="7.314cm" svg:x2="9.117cm" svg:y2="12.559cm" draw:start-shape="id2" draw:start-glue-point="8" draw:end-shape="id6" draw:end-glue-point="4" svg:d="m9117 7314v5245">
          <text:p/>
        </draw:connector>
        <draw:connector draw:style-name="gr5" draw:text-style-name="P6" draw:layer="layout" draw:type="line" svg:x1="12.625cm" svg:y1="7.344cm" svg:x2="9.117cm" svg:y2="12.559cm" draw:start-shape="id3" draw:start-glue-point="8" draw:end-shape="id6" draw:end-glue-point="4" svg:d="m12625 7344-3508 5215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回答</text:p>
          </draw:text-box>
        </draw:frame>
        <draw:frame presentation:style-name="pr4" draw:layer="layout" svg:width="25.199cm" svg:height="13.61cm" svg:x="1.4cm" svg:y="5.039cm" presentation:class="subtitle">
          <draw:text-box>
            <text:p>回答は懇親会で。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26T11:18:37</meta:creation-date>
    <meta:editing-duration>PT02H04M38S</meta:editing-duration>
    <meta:editing-cycles>14</meta:editing-cycles>
    <dc:date>2010-06-30T13:31:17</dc:date>
    <meta:generator>OpenOffice.org/3.2$Linux OpenOffice.org_project/320m19$Build-9505</meta:generator>
    <meta:document-statistic meta:object-count="83"/>
  </office:meta>
</office:document-meta>
</file>